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_redis" table:style-name="ta1">
        <table:shapes>
          <draw:frame draw:z-index="0" draw:style-name="gr1" draw:text-style-name="P1" svg:width="6.2988in" svg:height="3.5429in" svg:x="0.0394in" svg:y="1.9953in">
            <draw:object draw:notify-on-update-of-ranges="dane_redis.A1:dane_redis.A1 dane_redis.A2:dane_redis.A11 dane_redis.B1:dane_redis.B1 dane_redis.B2:dane_redis.B11 dane_redis.C1:dane_redis.C1 dane_redis.C2:dane_redi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czba procesów</text:p>
          </table:table-cell>
          <table:table-cell office:value-type="string" calcext:value-type="string">
            <text:p>reklamy wysłane na czas</text:p>
          </table:table-cell>
          <table:table-cell office:value-type="string" calcext:value-type="string">
            <text:p>reklamy opóźni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3" calcext:value-type="float">
            <text:p>11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3" calcext:value-type="float">
            <text:p>154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7" calcext:value-type="float">
            <text:p>178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87" calcext:value-type="float">
            <text:p>208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91" calcext:value-type="float">
            <text:p>2191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office:value-type="float" office:value="850" calcext:value-type="float">
            <text:p>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7T22:05:56.543831335</dc:date>
    <meta:editing-duration>PT56M13S</meta:editing-duration>
    <meta:editing-cycles>1</meta:editing-cycles>
    <meta:document-statistic meta:table-count="1" meta:cell-count="33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Redis</text:p>
        </chart:title>
        <chart:legend chart:legend-position="end" svg:x="10.767cm" svg:y="3.952cm" style:legend-expansion="high" chart:style-name="ch3"/>
        <chart:plot-area chart:style-name="ch4" table:cell-range-address="dane_redis.A1:dane_redis.C11" chart:data-source-has-labels="both" svg:x="0.32cm" svg:y="1.275cm" svg:width="10.127cm" svg:height="6.564cm">
          <chartooo:coordinate-region svg:x="1.312cm" svg:y="1.474cm" svg:width="9.041cm" svg:height="5.718cm"/>
          <chart:axis chart:dimension="x" chart:name="primary-x" chart:style-name="ch5" chartooo:axis-type="auto">
            <chartooo:date-scale/>
            <chart:title svg:x="4.162cm" svg:y="8.019cm" chart:style-name="ch6">
              <text:p>liczba procesów</text:p>
            </chart:title>
            <chart:categories table:cell-range-address="dane_redis.A2:dane_redis.A1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dane_redis.B2:dane_redis.B11" chart:label-cell-address="dane_redis.B1:dane_redis.B1" chart:class="chart:line">
            <chart:data-point chart:repeated="10"/>
          </chart:series>
          <chart:series chart:style-name="ch9" chart:values-cell-range-address="dane_redis.C2:dane_redis.C11" chart:label-cell-address="dane_redis.C1:dane_redis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klamy wysłane na czas</text:p>
                <draw:g>
                  <svg:desc>dane_redis.B1:dane_redis.B1</svg:desc>
                </draw:g>
              </table:table-cell>
              <table:table-cell office:value-type="string">
                <text:p>reklamy opóźnione</text:p>
                <draw:g>
                  <svg:desc>dane_redis.C1:dane_redis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ne_redis.A2:dane_redis.A11</svg:desc>
                </draw:g>
              </table:table-cell>
              <table:table-cell office:value-type="float" office:value="195">
                <text:p>195</text:p>
                <draw:g>
                  <svg:desc>dane_redis.B2:dane_redis.B11</svg:desc>
                </draw:g>
              </table:table-cell>
              <table:table-cell office:value-type="float" office:value="0">
                <text:p>0</text:p>
                <draw:g>
                  <svg:desc>dane_redis.C2:dane_redis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">
                <text:p>3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17">
                <text:p>6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91">
                <text:p>8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63">
                <text:p>11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43">
                <text:p>154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87">
                <text:p>178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87">
                <text:p>208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91">
                <text:p>219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501">
                <text:p>2501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